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8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8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T73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Table_20_Contents">
      <style:text-properties officeooo:paragraph-rsid="005460a5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Frame_20_contents">
      <style:paragraph-properties fo:text-align="justify" style:justify-single-word="false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Standard">
      <style:text-properties officeooo:rsid="00ad7c61" officeooo:paragraph-rsid="006432c5"/>
    </style:style>
    <style:style style:name="MP7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T64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41"><text:span text:style-name="MT48">Doc. Origen</text:span><text:span text:style-name="MT49">:</text:span><text:span text:style-name="MT50"> </text:span><text:span text:style-name="MT51"><text:text-input text:description="&lt;o.origin&gt;">R1231231 – R1231321</text:text-input></text:span></text:p>
              <text:p text:style-name="MP42"><text:span text:style-name="MT52">Referencia: </text:span><text:span text:style-name="MT53"><text:placeholder text:placeholder-type="text">&lt;o.name&gt;</text:placeholder></text:span></text:p>
              <text:p text:style-name="MP42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6"><text:text-input text:description="&lt;if test=&quot;not o.taxes_includ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57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59">OBSERVACIONES</text:span>: <text:span text:style-name="MT60"><text:placeholder text:placeholder-type="text">&lt;o.comment&gt;</text:placeholder></text:span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9"/>
            </table:table-cell>
            <table:table-cell table:style-name="Tabla1.B1" office:value-type="string">
              <text:p text:style-name="MP50"><text:span text:style-name="MT6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1"/>
            </table:table-cell>
            <table:table-cell table:style-name="Tabla1.D1" office:value-type="string">
              <text:p text:style-name="MP52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3">IMPUESTOS</text:p>
            </table:table-cell>
            <table:table-cell table:style-name="Tabla1.C2" office:value-type="string">
              <text:p text:style-name="MP54">Base</text:p>
            </table:table-cell>
            <table:table-cell table:style-name="Tabla1.D2" office:value-type="string">
              <text:p text:style-name="MP54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line.tax_id.description&gt;">IVA 21%</text:text-input></text:p>
              <text:p text:style-name="MP57"><text:text-input text:description="&lt;/for&gt;">End For</text:text-input></text:p>
            </table:table-cell>
            <table:table-cell table:style-name="Tabla1.C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1.D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1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1.C4" office:value-type="string">
              <text:p text:style-name="MP62"/>
            </table:table-cell>
            <table:table-cell table:style-name="Tabla1.D4" office:value-type="string">
              <text:p text:style-name="MP6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4"><text:span text:style-name="MT64"><text:text-input text:description="&lt;if test=&quot;o.currency_id != o.company_id.currency_id or o._fields.get('move_currency_id') and o.move_currency_id&quot;&gt;">if</text:text-input></text:span><text:span text:style-name="MT64">El total de este comprobante equivale a un total de </text:span><text:span text:style-name="MT64"><text:text-input text:description="&lt;o.currency_id != o.company_id.currency_id and o.company_id.currency_id.name or o.move_currency_id.name&gt;">USD</text:text-input></text:span><text:span text:style-name="MT64"> </text:span><text:span text:style-name="MT64"><text:text-input text:description="&lt;formatLang(o.currency_id != o.company_id.currency_id and o.cc_amount_total or o.move_currency_id.round(o.amount_total / o.move_inverse_currency_rate))&gt;">123123,12</text:text-input></text:span><text:span text:style-name="MT64"> a un tipo de cambio consignado de </text:span><text:span text:style-name="MT64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4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6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><draw:frame draw:style-name="Mfr3" draw:name="image: asimage(o.afip_barcode_img)" text:anchor-type="paragraph" svg:y="-0.82cm" svg:width="6.364cm" draw:z-index="2"><draw:text-box fo:min-height="0.744cm"><text:p text:style-name="MP68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9"><text:placeholder text:placeholder-type="text">&lt;o.afip_barcode&gt;</text:placeholder></text:p>
            </table:table-cell>
          </table:table-row>
        </table:table>
        <text:p text:style-name="MP70"/>
        <text:p text:style-name="MP70"/>
        <text:p text:style-name="MP7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12T16:27:47.810576692</dc:date>
    <meta:editing-duration>P2DT9H11M24S</meta:editing-duration>
    <meta:editing-cycles>494</meta:editing-cycles>
    <meta:generator>LibreOffice/5.1.6.2$Linux_X86_64 LibreOffice_project/10m0$Build-2</meta:generator>
    <meta:document-statistic meta:table-count="7" meta:image-count="0" meta:object-count="0" meta:page-count="1" meta:paragraph-count="74" meta:word-count="396" meta:character-count="2277" meta:non-whitespace-character-count="2120"/>
  </office:meta>
</office:document-meta>
</file>